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Liberation Serif" svg:font-family="Liberation Serif"/>
  </office:font-face-decls>
  <office:automatic-styles>
    <style:style style:family="text" style:name="T1" style:display-name="T1">
      <style:text-properties style:font-name="Liberation Serif" fo:font-size="12pt" fo:language="pt" fo:country="BR" fo:font-weight="normal"/>
    </style:style>
    <style:style style:family="paragraph" style:name="P2" style:display-name="P2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Liberation Serif" fo:font-size="12pt" fo:language="pt" fo:country="BR" fo:font-weight="normal"/>
    </style:style>
    <style:style style:family="paragraph" style:name="P1" style:display-name="P1" style:parent-style-name="Normal">
      <style:text-properties style:font-name="Liberation Serif" fo:font-size="12pt" fo:language="pt" fo:country="BR" fo:font-weight="normal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Normal">* Quando existe implantação de saldo, mas cliente roda a rotina para recalcular saldo mês a mês (01 a 12) informando S para a seguinte pergunta: buscar saldos do exercício anterior para as contas do ATIVO e PASSIVO (S/N). Nesse caso o saldo é zerado e os valores no balancete fica incorreto.</text:p>
        <text:p text:style-name="Normal">Nesse caso tem que voltar o backup e recalcular o saldo informando N.</text:p>
        <text:p text:style-name="Normal">Diretório: <text:s/>/u/sist/ctb/empresa (exemplo: /u/sist/ctb/001)</text:p>
        <text:p text:style-name="Normal">Arquivos: mvsaldoempresaano* e saldofiempresaano* (exemplo: mvsaldo00115* e saldofi00115*)</text:p>
        <text:p text:style-name="Normal"/>
        <text:p text:style-name="Normal">* Cliente recalcula o saldo buscando de exercícios anteriores, mas o valor do DRE está incorreto de acordo com o razão e o balancete.</text:p>
        <text:p text:style-name="Normal">Nesse caso o procedimento se mesmo após recalcular não funcionar salvar os arquivos de saldo, removê-los e recalcular o saldo.</text:p>
        <text:p text:style-name="P1"><text:span text:style-name="T1">Diretório: <text:s/>/u/sist/ctb/empresa (exemplo: /u/sist/ctb/001)</text:span></text:p>
        <text:p text:style-name="P2"><text:span text:style-name="T1">Arquivos: mvsaldoempresaano* e saldofiempresaano* (exemplo: mvsaldo00115* e saldofi00115*)</text:span></text:p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</office:font-face-decls>
  <office:styles>
    <style:default-style style:family="paragraph">
      <style:paragraph-properties style:tab-stop-distance="1.251cm"/>
    </style:default-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Text-body" style:display-name="Text body" style:parent-style-name="Normal" style:next-style-name="Text-body">
      <style:paragraph-properties fo:line-height="120%" fo:margin-top="0cm" fo:margin-bottom="0.247cm"/>
    </style:style>
    <style:style style:family="paragraph" style:name="Normal" style:display-name="Normal">
      <style:paragraph-properties style:writing-mode="lr"/>
      <style:text-properties style:font-name="Liberation Serif" fo:font-size="12pt" fo:language="pt" fo:country="BR"/>
    </style:style>
  </office:styles>
  <office:automatic-styles>
    <style:page-layout style:name="Standard">
      <style:page-layout-properties fo:page-width="8.267717in" fo:page-height="11.692913in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creation-date>2015-11-19T17:29:49.276702694</meta:creation-date>
    <dc:date>Thu Dec 17 11:48:43 2015
</dc:date>
  </office:meta>
</office:document-meta>
</file>